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980000005EFEF70D1A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364cm" svg:height="4.026cm" svg:x="0.271cm" svg:y="0.246cm">
          <draw:image xlink:href="Pictures/20000002000000980000005EFEF70D1A.eps" xlink:type="simple" xlink:show="embed" xlink:actuate="onLoad">
            <text:p/>
          </draw:image>
          <draw:glue-point draw:id="4" svg:x="-1.342cm" svg:y="1.254cm"/>
          <draw:glue-point draw:id="5" svg:x="0.06cm" svg:y="-1.129cm"/>
          <draw:glue-point draw:id="6" svg:x="-2.16cm" svg:y="-2.89cm"/>
        </draw:frame>
        <draw:frame draw:style-name="gr2" draw:text-style-name="P2" xml:id="id1" draw:id="id1" draw:layer="layout" svg:width="1.996cm" svg:height="0.802cm" svg:x="0.465cm" svg:y="3.406cm">
          <draw:text-box>
            <text:p><text:span text:style-name="T1">پست دورانیہ</text:span></text:p>
          </draw:text-box>
        </draw:frame>
        <draw:frame draw:style-name="gr2" draw:text-style-name="P2" xml:id="id3" draw:id="id3" draw:layer="layout" svg:width="1.802cm" svg:height="0.802cm" svg:x="3.91cm" svg:y="0.127cm">
          <draw:text-box>
            <text:p><text:span text:style-name="T1">بلند دورانیہ</text:span></text:p>
          </draw:text-box>
        </draw:frame>
        <draw:frame draw:style-name="gr2" draw:text-style-name="P2" xml:id="id6" draw:id="id6" draw:layer="layout" svg:width="1.937cm" svg:height="0.802cm" svg:x="0.322cm" svg:y="0.127cm">
          <draw:text-box>
            <text:p><text:span text:style-name="T1">دوری عرصہ</text:span></text:p>
          </draw:text-box>
        </draw:frame>
        <draw:connector draw:style-name="gr3" draw:text-style-name="P1" draw:layer="layout" draw:type="curve" draw:line-skew="-6.62cm -1.408cm" svg:x1="2.461cm" svg:y1="3.807cm" svg:x2="3.331cm" svg:y2="2.763cm" draw:start-shape="id1" draw:start-glue-point="1" draw:end-shape="id2" draw:end-glue-point="4" svg:d="m2461 3807c81 0 67-222 264-258s606 115 606-786">
          <text:p/>
        </draw:connector>
        <draw:connector draw:style-name="gr3" draw:text-style-name="P1" draw:layer="layout" draw:type="curve" draw:line-skew="-0.046cm -4.463cm 1.473cm" svg:x1="4.811cm" svg:y1="0.929cm" svg:x2="4.503cm" svg:y2="1.805cm" draw:start-shape="id3" draw:start-glue-point="2" draw:end-shape="id2" draw:end-glue-point="5" svg:d="m4811 929c0 681-139 454-139 313s-169-494-169 563">
          <text:p/>
        </draw:connector>
        <draw:line draw:style-name="gr4" draw:text-style-name="P1" xml:id="id4" draw:id="id4" draw:layer="layout" svg:x1="1.458cm" svg:y1="1.213cm" svg:x2="1.458cm" svg:y2="0.813cm">
          <text:p/>
        </draw:line>
        <draw:line draw:style-name="gr4" draw:text-style-name="P1" xml:id="id5" draw:id="id5" draw:layer="layout" svg:x1="3.833cm" svg:y1="1.2cm" svg:x2="3.833cm" svg:y2="0.8cm">
          <text:p/>
        </draw:line>
        <draw:connector draw:style-name="gr5" draw:text-style-name="P1" xml:id="id7" draw:id="id7" draw:layer="layout" draw:type="line" svg:x1="1.458cm" svg:y1="1.013cm" svg:x2="3.833cm" svg:y2="1cm" draw:start-shape="id4" draw:start-glue-point="1" draw:end-shape="id5" draw:end-glue-point="1" svg:d="m1458 1013 2375-13">
          <text:p/>
        </draw:connector>
        <draw:connector draw:style-name="gr3" draw:text-style-name="P1" draw:layer="layout" draw:type="curve" draw:line-skew="-1.763cm" svg:x1="2.259cm" svg:y1="0.528cm" svg:x2="2.645cm" svg:y2="1.006cm" draw:start-shape="id6" draw:start-glue-point="1" draw:end-shape="id7" draw:end-glue-point="0" svg:d="m2259 528c466 0 274 478 386 478">
          <text:p/>
        </draw:connector>
        <draw:frame draw:style-name="gr2" draw:text-style-name="P3" draw:layer="layout" svg:width="0.659cm" svg:height="0.569cm" svg:x="1.134cm" svg:y="1.278cm">
          <draw:text-box>
            <text:p><text:span text:style-name="T2">1</text:span></text:p>
          </draw:text-box>
        </draw:frame>
        <draw:frame draw:style-name="gr2" draw:text-style-name="P3" draw:layer="layout" svg:width="0.659cm" svg:height="0.569cm" svg:x="2.349cm" svg:y="2.686cm">
          <draw:text-box>
            <text:p><text:span text:style-name="T2">1</text:span></text:p>
          </draw:text-box>
        </draw:frame>
        <draw:frame draw:style-name="gr2" draw:text-style-name="P3" draw:layer="layout" svg:width="0.659cm" svg:height="0.569cm" svg:x="3.549cm" svg:y="1.253cm">
          <draw:text-box>
            <text:p><text:span text:style-name="T2">2</text:span></text:p>
          </draw:text-box>
        </draw:frame>
        <draw:frame draw:style-name="gr6" draw:text-style-name="P3" xml:id="id9" draw:id="id9" draw:layer="layout" svg:width="0.659cm" svg:height="0.623cm" svg:x="5.949cm" svg:y="1.202cm">
          <draw:text-box>
            <text:p><text:span text:style-name="T2">3</text:span></text:p>
          </draw:text-box>
        </draw:frame>
        <draw:frame draw:style-name="gr2" draw:text-style-name="P3" xml:id="id11" draw:id="id11" draw:layer="layout" svg:width="0.659cm" svg:height="0.569cm" svg:x="4.802cm" svg:y="2.686cm">
          <draw:text-box>
            <text:p><text:span text:style-name="T2">2</text:span></text:p>
          </draw:text-box>
        </draw:frame>
        <draw:frame draw:style-name="gr2" draw:text-style-name="P3" draw:layer="layout" svg:width="0.659cm" svg:height="0.569cm" svg:x="7.202cm" svg:y="2.648cm">
          <draw:text-box>
            <text:p><text:span text:style-name="T2">3</text:span></text:p>
          </draw:text-box>
        </draw:frame>
        <draw:frame draw:style-name="gr2" draw:text-style-name="P2" xml:id="id8" draw:id="id8" draw:layer="layout" svg:width="2.826cm" svg:height="0.802cm" svg:x="5.808cm" svg:y="0.268cm">
          <draw:text-box>
            <text:p><text:span text:style-name="T1">تیسرا کنارہِ چڑھائی</text:span><text:span text:style-name="T1"> </text:span></text:p>
          </draw:text-box>
        </draw:frame>
        <draw:frame draw:style-name="gr2" draw:text-style-name="P2" xml:id="id10" draw:id="id10" draw:layer="layout" svg:width="2.657cm" svg:height="0.802cm" svg:x="5.962cm" svg:y="3.353cm">
          <draw:text-box>
            <text:p><text:span text:style-name="T1">دوسرا کنارہِ اترائی</text:span><text:span text:style-name="T1"> </text:span></text:p>
          </draw:text-box>
        </draw:frame>
        <draw:connector draw:style-name="gr3" draw:text-style-name="P1" draw:layer="layout" draw:type="curve" draw:line-skew="-0.696cm" svg:x1="7.221cm" svg:y1="1.07cm" svg:x2="6.278cm" svg:y2="1.771cm" draw:start-shape="id8" draw:start-glue-point="2" draw:end-shape="id9" draw:end-glue-point="2" svg:d="m7221 1070c0 757-943 407-943 701">
          <text:p/>
        </draw:connector>
        <draw:connector draw:style-name="gr3" draw:text-style-name="P1" draw:layer="layout" draw:type="curve" draw:line-skew="1.221cm 0.618cm" svg:x1="5.962cm" svg:y1="3.754cm" svg:x2="5.131cm" svg:y2="2.686cm" draw:start-shape="id10" draw:start-glue-point="3" draw:end-shape="id11" draw:end-glue-point="0" svg:d="m5962 3754c-658 0-548-475-591-698s-240-193-240-370">
          <text:p/>
        </draw:connector>
        <draw:frame draw:style-name="gr7" draw:layer="layout" svg:width="0.438cm" svg:height="0.469cm" svg:x="2.382cm" svg:y="1.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2T09:00:09</dc:date>
    <dc:creator>kkk </dc:creator>
    <meta:editing-duration>PT11H7M</meta:editing-duration>
    <meta:editing-cycles>48</meta:editing-cycles>
    <meta:generator>LibreOffice/3.3$Linux LibreOffice_project/330m19$Build-401</meta:generator>
    <meta:document-statistic meta:object-count="21"/>
  </office:meta>
</office:document-meta>
</file>

<file path=Object 1/content.xml><?xml version="1.0" encoding="utf-8"?>
<math xmlns="http://www.w3.org/1998/Math/MathML">
  <semantics>
    <mi>T</mi>
    <annotation encoding="StarMath 5.0">T</annotation>
  </semantics>
</math>
</file>